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padding="0.0193in" fo:border="0.06pt solid #e3e3e3"/>
    </style:style>
    <style:style style:name="P2" style:family="paragraph" style:parent-style-name="Standard">
      <style:text-properties officeooo:rsid="0019e2bf" officeooo:paragraph-rsid="0019e2bf"/>
    </style:style>
    <style:style style:name="P3" style:family="paragraph" style:parent-style-name="Text_20_body">
      <style:text-properties officeooo:rsid="0019e2bf" officeooo:paragraph-rsid="0019e2bf"/>
    </style:style>
    <style:style style:name="P4" style:family="paragraph" style:parent-style-name="Standard">
      <style:paragraph-properties style:line-height-at-least="0.198in"/>
      <style:text-properties fo:color="#cccccc" loext:opacity="100%" style:font-name="Droid Sans Mono" fo:font-size="10.5pt" fo:font-weight="normal" fo:background-color="#1f1f1f"/>
    </style:style>
    <style:style style:name="P5" style:family="paragraph" style:parent-style-name="Standard">
      <style:text-properties fo:color="#cccccc" loext:opacity="100%" style:font-name="Droid Sans Mono" fo:font-size="10.5pt" fo:font-weight="normal" officeooo:rsid="0019e2bf" officeooo:paragraph-rsid="0019e2bf" fo:background-color="#1f1f1f"/>
    </style:style>
    <style:style style:name="P6" style:family="paragraph" style:parent-style-name="Standard">
      <style:text-properties fo:color="#cccccc" loext:opacity="100%" style:font-name="Droid Sans Mono" fo:font-size="10.5pt" fo:font-weight="normal" officeooo:paragraph-rsid="0019e2bf" fo:background-color="#1f1f1f"/>
    </style:style>
    <style:style style:name="P7" style:family="paragraph" style:parent-style-name="Standard">
      <style:text-properties officeooo:paragraph-rsid="0019e2bf"/>
    </style:style>
    <style:style style:name="P8" style:family="paragraph" style:parent-style-name="Text_20_body">
      <style:text-properties officeooo:paragraph-rsid="0019e2bf"/>
    </style:style>
    <style:style style:name="P9" style:family="paragraph" style:parent-style-name="Standard">
      <style:text-properties officeooo:paragraph-rsid="0019e2bf"/>
    </style:style>
    <style:style style:name="P10" style:family="paragraph" style:parent-style-name="Standard">
      <style:paragraph-properties style:line-height-at-least="0.198in"/>
      <style:text-properties fo:color="#cccccc" loext:opacity="100%" style:font-name="Droid Sans Mono" fo:font-size="10.5pt" fo:font-weight="normal" fo:background-color="#1f1f1f"/>
    </style:style>
    <style:style style:name="P11" style:family="paragraph" style:parent-style-name="Standard">
      <style:text-properties fo:color="#cccccc" loext:opacity="100%" style:font-name="Droid Sans Mono" fo:font-size="10.5pt" fo:font-weight="normal" officeooo:paragraph-rsid="0019e2bf" fo:background-color="#1f1f1f"/>
    </style:style>
    <style:style style:name="P12" style:family="paragraph" style:parent-style-name="Standard">
      <style:paragraph-properties style:line-height-at-least="0.198in"/>
      <style:text-properties fo:color="#6a9955" loext:opacity="100%" style:font-name="Droid Sans Mono" fo:font-size="10.5pt" fo:font-weight="normal" fo:background-color="#1f1f1f"/>
    </style:style>
    <style:style style:name="P13" style:family="paragraph" style:parent-style-name="Text_20_body" style:list-style-name="L1">
      <style:paragraph-properties fo:margin-top="0in" fo:margin-bottom="0in" style:contextual-spacing="false" fo:padding="0.0193in" fo:border="0.06pt solid #e3e3e3"/>
    </style:style>
    <style:style style:name="P14" style:family="paragraph" style:parent-style-name="Text_20_body" style:list-style-name="L1">
      <style:paragraph-properties fo:padding="0.0193in" fo:border="0.06pt solid #e3e3e3"/>
    </style:style>
    <style:style style:name="P15" style:family="paragraph" style:parent-style-name="Text_20_body" style:list-style-name="L2">
      <style:paragraph-properties fo:padding="0.0193in" fo:border="0.06pt solid #e3e3e3"/>
    </style:style>
    <style:style style:name="P16" style:family="paragraph" style:parent-style-name="Text_20_body" style:list-style-name="L3">
      <style:paragraph-properties fo:padding="0.0193in" fo:border="0.06pt solid #e3e3e3"/>
    </style:style>
    <style:style style:name="P17" style:family="paragraph" style:parent-style-name="Text_20_body" style:list-style-name="L4">
      <style:paragraph-properties fo:padding="0.0193in" fo:border="0.06pt solid #e3e3e3"/>
    </style:style>
    <style:style style:name="P18" style:family="paragraph" style:parent-style-name="Text_20_body" style:list-style-name="L5">
      <style:paragraph-properties fo:padding="0.0193in" fo:border="0.06pt solid #e3e3e3"/>
    </style:style>
    <style:style style:name="P19" style:family="paragraph" style:parent-style-name="Text_20_body" style:list-style-name="L6">
      <style:paragraph-properties fo:padding="0.0193in" fo:border="0.06pt solid #e3e3e3"/>
    </style:style>
    <style:style style:name="P20" style:family="paragraph" style:parent-style-name="Text_20_body" style:list-style-name="L7">
      <style:paragraph-properties fo:padding="0.0193in" fo:border="0.06pt solid #e3e3e3"/>
    </style:style>
    <style:style style:name="P21" style:family="paragraph" style:parent-style-name="Text_20_body" style:list-style-name="L8">
      <style:paragraph-properties fo:padding="0.0193in" fo:border="0.06pt solid #e3e3e3"/>
    </style:style>
    <style:style style:name="P22" style:family="paragraph" style:parent-style-name="Text_20_body" style:list-style-name="L8">
      <style:paragraph-properties fo:margin-top="0in" fo:margin-bottom="0in" style:contextual-spacing="false" fo:padding="0.0193in" fo:border="0.06pt solid #e3e3e3"/>
    </style:style>
    <style:style style:name="P23" style:family="paragraph" style:parent-style-name="Text_20_body" style:list-style-name="L9">
      <style:paragraph-properties fo:padding="0.0193in" fo:border="0.06pt solid #e3e3e3"/>
    </style:style>
    <style:style style:name="P24" style:family="paragraph" style:parent-style-name="Text_20_body" style:list-style-name="L9">
      <style:paragraph-properties fo:margin-top="0in" fo:margin-bottom="0in" style:contextual-spacing="false" fo:padding="0.0193in" fo:border="0.06pt solid #e3e3e3"/>
    </style:style>
    <style:style style:name="P25" style:family="paragraph" style:parent-style-name="Text_20_body" style:list-style-name="L10">
      <style:paragraph-properties fo:padding="0.0193in" fo:border="0.06pt solid #e3e3e3"/>
    </style:style>
    <style:style style:name="P26" style:family="paragraph" style:parent-style-name="Text_20_body" style:list-style-name="L10">
      <style:paragraph-properties fo:margin-top="0in" fo:margin-bottom="0in" style:contextual-spacing="false" fo:padding="0.0193in" fo:border="0.06pt solid #e3e3e3"/>
    </style:style>
    <style:style style:name="P27" style:family="paragraph" style:parent-style-name="Text_20_body">
      <style:paragraph-properties fo:padding="0.0193in" fo:border="0.06pt solid #e3e3e3"/>
    </style:style>
    <style:style style:name="P28" style:family="paragraph" style:parent-style-name="Text_20_body" style:list-style-name="L11">
      <style:paragraph-properties fo:padding="0.0193in" fo:border="0.06pt solid #e3e3e3"/>
    </style:style>
    <style:style style:name="P29" style:family="paragraph" style:parent-style-name="Text_20_body">
      <style:text-properties officeooo:paragraph-rsid="0019e2bf"/>
    </style:style>
    <style:style style:name="P30" style:family="paragraph" style:parent-style-name="Text_20_body" style:list-style-name="L12">
      <style:paragraph-properties fo:margin-top="0in" fo:margin-bottom="0in" style:contextual-spacing="false" fo:padding="0.0193in" fo:border="0.06pt solid #e3e3e3"/>
    </style:style>
    <style:style style:name="P31" style:family="paragraph" style:parent-style-name="Text_20_body" style:list-style-name="L12">
      <style:paragraph-properties fo:padding="0.0193in" fo:border="0.06pt solid #e3e3e3"/>
    </style:style>
    <style:style style:name="P32" style:family="paragraph" style:parent-style-name="Text_20_body" style:list-style-name="L13">
      <style:paragraph-properties fo:margin-top="0in" fo:margin-bottom="0in" style:contextual-spacing="false" fo:padding="0.0193in" fo:border="0.06pt solid #e3e3e3"/>
    </style:style>
    <style:style style:name="P33" style:family="paragraph" style:parent-style-name="Text_20_body" style:list-style-name="L13">
      <style:paragraph-properties fo:padding="0.0193in" fo:border="0.06pt solid #e3e3e3"/>
    </style:style>
    <style:style style:name="T1" style:family="text">
      <style:text-properties loext:padding="0.0193in" loext:border="0.06pt solid #e3e3e3"/>
    </style:style>
    <style:style style:name="T2" style:family="text">
      <style:text-properties fo:color="#9cdcfe" loext:opacity="100%"/>
    </style:style>
    <style:style style:name="T3" style:family="text">
      <style:text-properties fo:color="#9cdcfe" loext:opacity="100%" style:font-name="Droid Sans Mono" fo:font-size="10.5pt" fo:font-weight="normal" fo:background-color="#1f1f1f" loext:char-shading-value="0"/>
    </style:style>
    <style:style style:name="T4" style:family="text">
      <style:text-properties fo:color="#cccccc" loext:opacity="100%" style:font-name="Droid Sans Mono" fo:font-size="10.5pt" fo:font-weight="normal" fo:background-color="#1f1f1f" loext:char-shading-value="0"/>
    </style:style>
    <style:style style:name="T5" style:family="text">
      <style:text-properties fo:color="#d4d4d4" loext:opacity="100%"/>
    </style:style>
    <style:style style:name="T6" style:family="text">
      <style:text-properties fo:color="#d4d4d4" loext:opacity="100%" style:font-name="Droid Sans Mono" fo:font-size="10.5pt" fo:font-weight="normal" fo:background-color="#1f1f1f" loext:char-shading-value="0"/>
    </style:style>
    <style:style style:name="T7" style:family="text">
      <style:text-properties fo:color="#4ec9b0" loext:opacity="100%"/>
    </style:style>
    <style:style style:name="T8" style:family="text">
      <style:text-properties fo:color="#4ec9b0" loext:opacity="100%" style:font-name="Droid Sans Mono" fo:font-size="10.5pt" fo:font-weight="normal" fo:background-color="#1f1f1f" loext:char-shading-value="0"/>
    </style:style>
    <style:style style:name="T9" style:family="text">
      <style:text-properties fo:color="#4fc1ff" loext:opacity="100%"/>
    </style:style>
    <style:style style:name="T10" style:family="text">
      <style:text-properties fo:color="#b5cea8" loext:opacity="100%"/>
    </style:style>
    <style:style style:name="T11" style:family="text">
      <style:text-properties fo:color="#569cd6" loext:opacity="100%"/>
    </style:style>
    <style:style style:name="T12" style:family="text">
      <style:text-properties fo:color="#569cd6" loext:opacity="100%" style:font-name="Droid Sans Mono" fo:font-size="10.5pt" fo:font-weight="normal" fo:background-color="#1f1f1f" loext:char-shading-value="0"/>
    </style:style>
    <style:style style:name="T13" style:family="text">
      <style:text-properties fo:color="#dcdcaa" loext:opacity="100%"/>
    </style:style>
    <style:style style:name="T14" style:family="text">
      <style:text-properties fo:color="#c586c0" loext:opacity="100%"/>
    </style:style>
    <style:style style:name="T15" style:family="text">
      <style:text-properties fo:color="#ce9178" loext:opacity="10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ự đoán liên kết trong mạng đồ thị khá phức tạp hơn so với phân loại nút vì chúng ta cần một số điều chỉnh để dự đoán trên các cạnh bằng cách sử dụng các nhúng nút. Các bước dự đoán được mô tả như sau:</text:p>
      <text:list xml:id="list2070019093" text:style-name="L1">
        <text:list-item>
          <text:p text:style-name="P13">Một bộ mã hóa tạo ra các nhúng nút bằng cách xử lý đồ thị với hai lớp tích chập.</text:p>
        </text:list-item>
        <text:list-item>
          <text:p text:style-name="P13">Chúng ta ngẫu nhiên thêm các liên kết tiêu cực vào đồ thị gốc. Điều này khiến cho nhiệm vụ của mô hình trở thành phân loại nhị phân với các liên kết tích cực từ các cạnh gốc và các liên kết tiêu cực từ các cạnh đã thêm vào.</text:p>
        </text:list-item>
        <text:list-item>
          <text:p text:style-name="P14">Một bộ giải mã thực hiện dự đoán liên kết (tức là phân loại nhị phân) trên tất cả các cạnh bao gồm cả các liên kết tiêu cực bằng cách sử dụng các nhúng nút. Nó tính toán một tích vô hướng của các nhúng nút từ cặp nút trên mỗi cạnh. Sau đó, nó tổng hợp các giá trị qua chiều nhúng và tạo ra một giá trị duy nhất trên mỗi cạnh đại diện cho xác suất tồn tại của cạnh.</text:p>
        </text:list-item>
      </text:list>
      <text:p text:style-name="P1"><text:line-break/>Tính toàn diện, AUC là về việc đo lường tính ổn định của một bộ phân loại. Ý tưởng đằng sau đo lường này là nếu chúng ta có một bộ phân loại mà đầu ra là một điểm số cho một ví dụ, thay vì chỉ là một nhãn lớp duy nhất, chúng ta có thể chọn cách giải thích điểm số đó theo cách mà trao đổi giữa tỷ lệ phát hiện (true positives) và tỷ lệ false positive.</text:p>
      <text:p text:style-name="P1">Hãy xem xét một ví dụ đơn giản: giả sử chúng ta có một bộ phân loại đầu ra xác suất rằng một cặp ví dụ là một liên kết. Theo mặc định, chúng ta có thể quyết định rằng nếu xác suất này lớn hơn 0.5, thì chúng ta coi cặp đó là một liên kết. Giả sử điều này tạo ra một tỷ lệ true positive và false positive cụ thể. Bây giờ, hãy thay đổi quyết định của chúng ta. Đột ngột, việc phát hiện tất cả các liên kết trở nên rất quan trọng, ngay cả khi điều này dẫn đến một số lượng lớn false positives. Chúng ta có thể quyết định rằng bất kỳ xác suất dự đoán nào lớn hơn 0 đều được coi là một liên kết. Kết quả là tỷ lệ true positive sẽ tăng lên đột ngột, nhưng tỷ lệ false positive cũng sẽ tăng lên. Cuối cùng, nếu chúng ta chỉ quan tâm đến việc giảm thiểu số lượng dự đoán sai về các liên kết giả mạo, chúng ta có thể quyết định rằng chỉ có xác suất dự đoán lớn hơn 0.99 mới được coi là một liên kết. Kết quả là tỷ lệ true positive sẽ giảm đi đáng kể, nhưng tỷ lệ false positive cũng sẽ giảm theo.</text:p>
      <text:p text:style-name="P1">AUC đo lường cách nhanh chóng tỷ lệ false positive tăng lên khi chúng ta tăng tỷ lệ true positive bằng cách thay đổi cách giải thích các điểm số mà bộ phân loại đầu ra. Các bộ phân loại tốt sẽ có khả năng tăng tỷ lệ true positive một cách nhanh chóng mà không tạo ra nhiều false positives, trong khi các bộ phân loại kém sẽ không. Một AUC bằng 1.0 cho biết rằng chúng ta có thể đạt được tỷ lệ true positive 100% mà không tăng lên tỷ lệ false positive nào cả. Một AUC bằng 0.0 cho biết rằng tăng tỷ lệ true positive lên 1% sẽ luôn dẫn đến việc tăng tỷ lệ false positive lên 1% (tức là bộ phân loại này cơ bản chỉ tốt như một dự đoán ngẫu nhiên mà không cần nhìn vào dữ liệu đầu vào).</text:p>
      <text:p text:style-name="P1"/>
      <text:p text:style-name="P1">Tính toán tỷ lệ true positive và false positive trong bài toán phân loại liên kết đều phụ thuộc vào cách ta quyết định xem một điểm dữ liệu có phải là liên kết hay không, dựa trên điểm số được bộ phân loại dự đoán.</text:p>
      <text:p text:style-name="P1">Khi chúng ta tăng tỷ lệ true positive, tức là chúng ta quyết định gán nhãn cho nhiều điểm dữ liệu là liên kết hơn, điều này cũng có thể dẫn đến việc chúng ta gán nhãn sai một số điểm dữ liệu không phải là liên kết là liên kết (false positives).</text:p>
      <text:p text:style-name="P1"/>
      <text:p text:style-name="P1"><text:soft-page-break/><text:line-break/>AUC (Area Under the ROC Curve) là một phép đo tỷ lệ true positive và false positive trên toàn bộ các ngưỡng quyết định có thể. Bằng cách tính toán diện tích dưới đường cong ROC, AUC cung cấp một cách để đánh giá hiệu suất của một bộ phân loại không chỉ ở một ngưỡng quyết định duy nhất, mà còn ở tất cả các ngưỡng quyết định có thể.</text:p>
      <text:p text:style-name="P1">Với AUC, chúng ta không chỉ quan tâm đến hiệu suất của bộ phân loại ở một ngưỡng quyết định cụ thể (như ngưỡng 0.5), mà còn quan tâm đến hiệu suất của nó trên toàn bộ phạm vi các ngưỡng quyết định có thể. Điều này cho phép chúng ta đánh giá tính ổn định của bộ phân loại, tức là khả năng của nó trong việc duy trì mức độ phân loại tốt nhất trên một loạt các ngưỡng quyết định.</text:p>
      <text:p text:style-name="P1">Khi AUC cao, điều đó ngụ ý rằng bộ phân loại có khả năng tăng tỷ lệ true positive một cách nhanh chóng mà không gây ra sự tăng vọt của false positives trên toàn bộ phạm vi các ngưỡng quyết định. Nói cách khác, AUC cao đại diện cho một bộ phân loại mà không chỉ có hiệu suất tốt ở một ngưỡng quyết định cụ thể, mà còn duy trì hiệu suất tốt ở nhiều ngưỡng quyết định khác nhau.</text:p>
      <text:p text:style-name="P1">Do đó, AUC là một phép đo tổng quan mạnh mẽ cho hiệu suất của bộ phân loại trong việc phân loại liên kết, vì nó cung cấp một cái nhìn toàn diện về hiệu suất của bộ phân loại trên nhiều ngưỡng quyết định khác nhau.</text:p>
      <text:p text:style-name="P1"/>
      <text:p text:style-name="P3"/>
      <text:p text:style-name="P2"><text:span text:style-name="T3">D_inverse_pl</text:span><text:span text:style-name="T4"> </text:span><text:span text:style-name="T6">=</text:span><text:span text:style-name="T4"> </text:span><text:span text:style-name="T8">tf</text:span><text:span text:style-name="T4">.placeholder(</text:span><text:span text:style-name="T3">dtype</text:span><text:span text:style-name="T6">=</text:span><text:span text:style-name="T8">tf</text:span><text:span text:style-name="T4">.float32, </text:span><text:span text:style-name="T3">shape</text:span><text:span text:style-name="T6">=</text:span><text:span text:style-name="T4">[</text:span><text:span text:style-name="T12">None</text:span><text:span text:style-name="T4">, </text:span><text:span text:style-name="T12">None</text:span><text:span text:style-name="T4">])</text:span><text:line-break/>Việc sử dụng placeholders trong TensorFlow có một số lợi ích chính:</text:p>
      <text:list xml:id="list3523469361" text:style-name="L2">
        <text:list-item>
          <text:p text:style-name="P15"><text:span text:style-name="Strong_20_Emphasis"><text:span text:style-name="T1">Dễ dàng cung cấp dữ liệu</text:span></text:span>: Placeholder cho phép bạn cung cấp dữ liệu đầu vào vào mô hình TensorFlow từ bên ngoài. Điều này rất hữu ích khi bạn muốn đào tạo mô hình với các tập dữ liệu khác nhau hoặc thực hiện dự đoán trên dữ liệu mới.</text:p>
        </text:list-item>
        <text:list-item>
          <text:p text:style-name="P15"><text:span text:style-name="Strong_20_Emphasis"><text:span text:style-name="T1">Tối ưu hóa hiệu suất</text:span></text:span>: TensorFlow có thể tối ưu hóa phép tính dựa trên kích thước của dữ liệu đầu vào. Placeholder cho phép TensorFlow biết trước kích thước của dữ liệu, giúp tối ưu hóa việc tính toán và quản lý bộ nhớ một cách hiệu quả.</text:p>
        </text:list-item>
        <text:list-item>
          <text:p text:style-name="P15"><text:span text:style-name="Strong_20_Emphasis"><text:span text:style-name="T1">Loại dữ liệu linh hoạt</text:span></text:span>: Placeholder cho phép bạn chỉ định kiểu dữ liệu của dữ liệu đầu vào (float32, int32, etc.) cũng như hình dạng của dữ liệu (số hàng và số cột). Điều này giúp đảm bảo rằng các phép tính được thực hiện đúng cách và tránh lỗi không phù hợp về kiểu dữ liệu hoặc hình dạng.</text:p>
        </text:list-item>
        <text:list-item>
          <text:p text:style-name="P15"><text:span text:style-name="Strong_20_Emphasis"><text:span text:style-name="T1">Phát triển linh hoạt</text:span></text:span>: Placeholder giúp cho việc phát triển mô hình trở nên linh hoạt hơn. Bạn có thể xây dựng mô hình một lần và sử dụng các tập dữ liệu khác nhau bằng cách cung cấp dữ liệu qua các placeholders.</text:p>
        </text:list-item>
        <text:list-item>
          <text:p text:style-name="P15"><text:span text:style-name="Strong_20_Emphasis"><text:span text:style-name="T1">Kiểm soát quá trình đào tạo</text:span></text:span>: Placeholder cho phép bạn kiểm soát quá trình đào tạo của mô hình bằng cách chuyển các biến như trạng thái đào tạo (train or test) vào mô hình. Điều này rất hữu ích khi bạn muốn kiểm tra hiệu suất của mô hình trên tập dữ liệu kiểm tra hoặc thực hiện các phép tính khác nhau trong quá trình đào tạo so với trong quá trình kiểm tra.</text:p>
        </text:list-item>
      </text:list>
      <text:p text:style-name="P2"/>
      <text:p text:style-name="P3"/>
      <text:p text:style-name="P3"><text:soft-page-break/></text:p>
      <text:p text:style-name="P5"><text:span text:style-name="T2">graph_weight_1</text:span> <text:span text:style-name="T5">=</text:span> <text:span text:style-name="T7">tf</text:span>.Variable(<text:span text:style-name="T7">tf</text:span>.truncated_normal(<text:span text:style-name="T2">shape</text:span><text:span text:style-name="T5">=</text:span>[<text:span text:style-name="T2">initial_channels</text:span>, <text:span text:style-name="T9">GRAPH_CONV_LAYER_CHANNEL</text:span>], <text:span text:style-name="T2">stddev</text:span><text:span text:style-name="T5">=</text:span><text:span text:style-name="T10">0.1</text:span>, <text:span text:style-name="T2">dtype</text:span><text:span text:style-name="T5">=</text:span><text:span text:style-name="T7">tf</text:span>.float32))</text:p>
      <text:p text:style-name="P3"/>
      <text:p text:style-name="P3">Đoạn mã này tạo một biến TensorFlow có tên <text:span text:style-name="Source_20_Text"><text:span text:style-name="T1">graph_weight_1</text:span></text:span>. Biến này được khởi tạo với giá trị ngẫu nhiên từ một phân phối chuẩn cắt (truncated normal distribution) với giá trị trung bình là 0 và độ lệch chuẩn là 0.1. Cụ thể:</text:p>
      <text:list xml:id="list3861266233" text:style-name="L3">
        <text:list-item>
          <text:p text:style-name="P16"><text:span text:style-name="Source_20_Text"><text:span text:style-name="T1">tf.truncated_normal</text:span></text:span>: Đây là một hàm trong TensorFlow để tạo một tensor có giá trị ngẫu nhiên từ một phân phối chuẩn cắt (truncated normal distribution). Các giá trị được chọn ngẫu nhiên từ phân phối chuẩn, nhưng nếu giá trị nằm ngoài một khoảng cách nhất định từ giá trị trung bình thì sẽ chọn lại giá trị khác cho đến khi nằm trong khoảng.</text:p>
        </text:list-item>
        <text:list-item>
          <text:p text:style-name="P16"><text:span text:style-name="Source_20_Text"><text:span text:style-name="T1">shape=[initial_channels, GRAPH_CONV_LAYER_CHANNEL]</text:span></text:span>: Đây là hình dạng (shape) của tensor biến, nó xác định kích thước của tensor. Trong trường hợp này, tensor có kích thước <text:span text:style-name="Source_20_Text"><text:span text:style-name="T1">initial_channels</text:span></text:span> hàng và <text:span text:style-name="Source_20_Text"><text:span text:style-name="T1">GRAPH_CONV_LAYER_CHANNEL</text:span></text:span> cột.</text:p>
        </text:list-item>
        <text:list-item>
          <text:p text:style-name="P16"><text:span text:style-name="Source_20_Text"><text:span text:style-name="T1">stddev=0.1</text:span></text:span>: Độ lệch chuẩn của phân phối chuẩn cắt, nó xác định mức độ biến thiên của các giá trị được tạo ra. Trong trường hợp này, độ lệch chuẩn là 0.1.</text:p>
        </text:list-item>
        <text:list-item>
          <text:p text:style-name="P16"><text:span text:style-name="Source_20_Text"><text:span text:style-name="T1">dtype=tf.float32</text:span></text:span>: Đây là kiểu dữ liệu của các phần tử trong tensor, ở đây là float32.</text:p>
        </text:list-item>
      </text:list>
      <text:p text:style-name="P1">Cụ thể, đoạn mã này thường được sử dụng trong quá trình khởi tạo các trọng số (weights) của một mạng nơ-ron, đặc biệt là trong một lớp đầu tiên của mạng, nơi các trọng số được khởi tạo ngẫu nhiên để bắt đầu quá trình huấn luyện. Trong mạng nơ-ron tích chập (convolutional neural network), đây có thể là trọng số của lớp convolution đầu tiên.</text:p>
      <text:p text:style-name="P2"/>
      <text:p text:style-name="P5"><text:span text:style-name="T2">gl_1_XxW</text:span> <text:span text:style-name="T5">=</text:span> <text:span text:style-name="T7">tf</text:span>.matmul(<text:span text:style-name="T2">X_pl</text:span>, <text:span text:style-name="T2">graph_weight_1</text:span>)</text:p>
      <text:p text:style-name="P4"><text:span text:style-name="T2">gl_1_AxXxW</text:span> <text:span text:style-name="T5">=</text:span> <text:span text:style-name="T7">tf</text:span>.matmul(<text:span text:style-name="T2">A_tilde_pl</text:span>, <text:span text:style-name="T2">gl_1_XxW</text:span>)</text:p>
      <text:p text:style-name="P4"><text:span text:style-name="T9">Z_1</text:span> <text:span text:style-name="T5">=</text:span> <text:span text:style-name="T7">tf</text:span>.nn.tanh(<text:span text:style-name="T7">tf</text:span>.matmul(<text:span text:style-name="T2">D_inverse_pl</text:span>, <text:span text:style-name="T2">gl_1_AxXxW</text:span>))</text:p>
      <text:p text:style-name="P2"/>
      <text:p text:style-name="P3">Đoạn mã này thực hiện một loạt các phép tích chất ma trận (matrix operations) trong TensorFlow để tính toán kết quả của một phần của một mô hình học máy. Cụ thể:</text:p>
      <text:list xml:id="list4225475240" text:style-name="L4">
        <text:list-item>
          <text:p text:style-name="P17"><text:span text:style-name="Source_20_Text"><text:span text:style-name="T1">gl_1_XxW = tf.matmul(X_pl, graph_weight_1)</text:span></text:span>: Thực hiện phép nhân ma trận giữa tensor đầu vào <text:span text:style-name="Source_20_Text"><text:span text:style-name="T1">X_pl</text:span></text:span> (một placeholder) và ma trận trọng số <text:span text:style-name="Source_20_Text"><text:span text:style-name="T1">graph_weight_1</text:span></text:span>. Kết quả là một tensor <text:span text:style-name="Source_20_Text"><text:span text:style-name="T1">gl_1_XxW</text:span></text:span> chứa kết quả của phép nhân ma trận này.</text:p>
        </text:list-item>
        <text:list-item>
          <text:p text:style-name="P17"><text:span text:style-name="Source_20_Text"><text:span text:style-name="T1">gl_1_AxXxW = tf.matmul(A_tilde_pl, gl_1_XxW)</text:span></text:span>: Tiếp theo, thực hiện phép nhân ma trận giữa ma trận <text:span text:style-name="Source_20_Text"><text:span text:style-name="T1">A_tilde_pl</text:span></text:span> (một placeholder) và kết quả từ bước trước <text:span text:style-name="Source_20_Text"><text:span text:style-name="T1">gl_1_XxW</text:span></text:span>. Kết quả là một tensor <text:span text:style-name="Source_20_Text"><text:span text:style-name="T1">gl_1_AxXxW</text:span></text:span> chứa kết quả của phép nhân ma trận này.</text:p>
        </text:list-item>
        <text:list-item>
          <text:p text:style-name="P17"><text:span text:style-name="Source_20_Text"><text:span text:style-name="T1">Z_1 = tf.nn.tanh(tf.matmul(D_inverse_pl, gl_1_AxXxW))</text:span></text:span>: Cuối cùng, thực hiện phép nhân ma trận giữa ma trận nghịch đảo <text:span text:style-name="Source_20_Text"><text:span text:style-name="T1">D_inverse_pl</text:span></text:span> (một placeholder) <text:soft-page-break/>và kết quả từ bước trước <text:span text:style-name="Source_20_Text"><text:span text:style-name="T1">gl_1_AxXxW</text:span></text:span>. Sau đó, kết quả được truyền qua hàm <text:span text:style-name="Source_20_Text"><text:span text:style-name="T1">tf.nn.tanh</text:span></text:span>, hàm tanh, để áp dụng một hàm kích hoạt phi tuyến tính. Kết quả là tensor <text:span text:style-name="Source_20_Text"><text:span text:style-name="T1">Z_1</text:span></text:span> chứa kết quả cuối cùng của quá trình tính toán.</text:p>
        </text:list-item>
      </text:list>
      <text:p text:style-name="P1">Cả ba bước này thường được sử dụng trong quá trình xây dựng mạng nơ-ron, đặc biệt là trong mạng nơ-ron tích chập (CNN) hoặc mạng nơ-ron tái lập (autoencoder), nơi các phép tính này thường được sử dụng để tính toán các đặc trưng mới từ dữ liệu đầu vào.</text:p>
      <text:p text:style-name="P6"><text:span text:style-name="T2">graph_conv_output</text:span> <text:span text:style-name="T5">=</text:span> <text:span text:style-name="T7">tf</text:span>.concat([<text:span text:style-name="T9">Z_1</text:span>, <text:span text:style-name="T9">Z_2</text:span>, <text:span text:style-name="T9">Z_3</text:span>], <text:span text:style-name="T2">axis</text:span><text:span text:style-name="T5">=</text:span><text:span text:style-name="T10">1</text:span>)</text:p>
      <text:p text:style-name="P7"/>
      <text:p text:style-name="P8">Đoạn mã này sử dụng hàm <text:span text:style-name="Source_20_Text"><text:span text:style-name="T1">tf.concat</text:span></text:span> trong TensorFlow để nối (concatenate) các tensor theo một trục cụ thể. Cụ thể:</text:p>
      <text:list xml:id="list3411665357" text:style-name="L5">
        <text:list-item>
          <text:p text:style-name="P18"><text:span text:style-name="Source_20_Text"><text:span text:style-name="T1">Z_1</text:span></text:span>, <text:span text:style-name="Source_20_Text"><text:span text:style-name="T1">Z_2</text:span></text:span>, và <text:span text:style-name="Source_20_Text"><text:span text:style-name="T1">Z_3</text:span></text:span> là các tensor được tính toán trước đó trong quá trình xây dựng mô hình. Chúng có cùng kích thước (số hàng giống nhau).</text:p>
        </text:list-item>
        <text:list-item>
          <text:p text:style-name="P18"><text:span text:style-name="Source_20_Text"><text:span text:style-name="T1">axis=1</text:span></text:span> chỉ định trục mà các tensor sẽ được nối vào nhau. Trong trường hợp này, <text:span text:style-name="Source_20_Text"><text:span text:style-name="T1">axis=1</text:span></text:span> có nghĩa là các tensor sẽ được nối theo trục thứ hai (theo chiều ngang).</text:p>
        </text:list-item>
      </text:list>
      <text:p text:style-name="P1">Kết quả của câu lệnh này là một tensor mới có kích thước là tổng của số cột của <text:span text:style-name="Source_20_Text"><text:span text:style-name="T1">Z_1</text:span></text:span>, <text:span text:style-name="Source_20_Text"><text:span text:style-name="T1">Z_2</text:span></text:span>, và <text:span text:style-name="Source_20_Text"><text:span text:style-name="T1">Z_3</text:span></text:span>, và số hàng giống nhau với bất kỳ tensor nào trong số <text:span text:style-name="Source_20_Text"><text:span text:style-name="T1">Z_1</text:span></text:span>, <text:span text:style-name="Source_20_Text"><text:span text:style-name="T1">Z_2</text:span></text:span>, hoặc <text:span text:style-name="Source_20_Text"><text:span text:style-name="T1">Z_3</text:span></text:span>. Điều này làm cho tensor mới chứa tất cả các thông tin từ các tensor ban đầu, được nối theo chiều ngang.</text:p>
      <text:p text:style-name="P1">Trong ngữ cảnh của mạng nơ-ron, việc nối các tensor này có thể là để tạo ra một tensor đầu vào cho lớp tiếp theo hoặc để kết hợp các đặc trưng từ các phần khác nhau của dữ liệu.</text:p>
      <text:p text:style-name="P6"><text:span text:style-name="T11">def</text:span> <text:span text:style-name="T13">variable_summary</text:span>(<text:span text:style-name="T2">var</text:span>):</text:p>
      <text:p text:style-name="P4"><text:span text:style-name="T2">var_mean</text:span> <text:span text:style-name="T5">=</text:span> <text:span text:style-name="T7">tf</text:span>.reduce_mean(<text:span text:style-name="T2">var</text:span>)</text:p>
      <text:p text:style-name="P4"><text:span text:style-name="T2">var_variance</text:span> <text:span text:style-name="T5">=</text:span> <text:span text:style-name="T7">tf</text:span>.square(<text:span text:style-name="T7">tf</text:span>.reduce_mean(<text:span text:style-name="T7">tf</text:span>.square(<text:span text:style-name="T2">var</text:span> <text:span text:style-name="T5">-</text:span> <text:span text:style-name="T7">tf</text:span>.reduce_mean(<text:span text:style-name="T2">var</text:span>))))</text:p>
      <text:p text:style-name="P4"><text:span text:style-name="T2">var_max</text:span> <text:span text:style-name="T5">=</text:span> <text:span text:style-name="T7">tf</text:span>.reduce_max(<text:span text:style-name="T2">var</text:span>)</text:p>
      <text:p text:style-name="P4"><text:span text:style-name="T2">var_min</text:span> <text:span text:style-name="T5">=</text:span> <text:span text:style-name="T7">tf</text:span>.reduce_min(<text:span text:style-name="T2">var</text:span>)</text:p>
      <text:p text:style-name="P4"><text:span text:style-name="T14">return</text:span> <text:span text:style-name="T2">var_mean</text:span>, <text:span text:style-name="T2">var_variance</text:span>, <text:span text:style-name="T2">var_max</text:span>, <text:span text:style-name="T2">var_min</text:span></text:p>
      <text:p text:style-name="P7"/>
      <text:p text:style-name="P8"><text:line-break/>Hàm <text:span text:style-name="Source_20_Text"><text:span text:style-name="T1">variable_summary</text:span></text:span> được sử dụng để tính toán các thống kê mô tả cho một biến TensorFlow nhất định. Cụ thể, hàm này tính các giá trị trung bình (mean), phương sai (variance), giá trị lớn nhất (max), và giá trị nhỏ nhất (min) của biến đó. Đây là một cách phổ biến để theo dõi và đánh giá hiệu suất của các biến trong quá trình đào tạo mô hình.</text:p>
      <text:p text:style-name="P1">Dưới đây là mô tả chi tiết về các phép tính được thực hiện trong hàm:</text:p>
      <text:list xml:id="list2847278884" text:style-name="L6">
        <text:list-item>
          <text:p text:style-name="P19"><text:span text:style-name="Source_20_Text"><text:span text:style-name="T1">var_mean = tf.reduce_mean(var)</text:span></text:span>: Tính trung bình của các giá trị trong biến <text:span text:style-name="Source_20_Text"><text:span text:style-name="T1">var</text:span></text:span>. Phép tính này sử dụng hàm <text:span text:style-name="Source_20_Text"><text:span text:style-name="T1">tf.reduce_mean</text:span></text:span> để tính trung bình của các phần tử trong tensor <text:span text:style-name="Source_20_Text"><text:span text:style-name="T1">var</text:span></text:span>.</text:p>
        </text:list-item>
        <text:list-item>
          <text:p text:style-name="P19"><text:span text:style-name="Source_20_Text"><text:span text:style-name="T1">var_variance = tf.square(tf.reduce_mean(tf.square(var - tf.reduce_mean(var))))</text:span></text:span>: Tính phương sai của biến <text:span text:style-name="Source_20_Text"><text:span text:style-name="T1">var</text:span></text:span>. Đầu tiên, phép tính <text:span text:style-name="Source_20_Text"><text:span text:style-name="T1">var - tf.reduce_mean(var)</text:span></text:span> trừ mỗi giá trị của <text:span text:style-name="Source_20_Text"><text:span text:style-name="T1">var</text:span></text:span> cho giá trị trung bình của <text:span text:style-name="Source_20_Text"><text:span text:style-name="T1">var</text:span></text:span>. <text:soft-page-break/>Sau đó, phép tính <text:span text:style-name="Source_20_Text"><text:span text:style-name="T1">tf.square</text:span></text:span> được sử dụng để tính bình phương của từng phần tử kết quả. Cuối cùng, hàm <text:span text:style-name="Source_20_Text"><text:span text:style-name="T1">tf.reduce_mean</text:span></text:span> được áp dụng để tính trung bình của các bình phương, tạo thành phương sai.</text:p>
        </text:list-item>
        <text:list-item>
          <text:p text:style-name="P19"><text:span text:style-name="Source_20_Text"><text:span text:style-name="T1">var_max = tf.reduce_max(var)</text:span></text:span>: Tính giá trị lớn nhất trong biến <text:span text:style-name="Source_20_Text"><text:span text:style-name="T1">var</text:span></text:span>. Phép tính này sử dụng hàm <text:span text:style-name="Source_20_Text"><text:span text:style-name="T1">tf.reduce_max</text:span></text:span> để tìm giá trị lớn nhất trong tensor <text:span text:style-name="Source_20_Text"><text:span text:style-name="T1">var</text:span></text:span>.</text:p>
        </text:list-item>
        <text:list-item>
          <text:p text:style-name="P19"><text:span text:style-name="Source_20_Text"><text:span text:style-name="T1">var_min = tf.reduce_min(var)</text:span></text:span>: Tính giá trị nhỏ nhất trong biến <text:span text:style-name="Source_20_Text"><text:span text:style-name="T1">var</text:span></text:span>. Phép tính này sử dụng hàm <text:span text:style-name="Source_20_Text"><text:span text:style-name="T1">tf.reduce_min</text:span></text:span> để tìm giá trị nhỏ nhất trong tensor <text:span text:style-name="Source_20_Text"><text:span text:style-name="T1">var</text:span></text:span>.</text:p>
        </text:list-item>
      </text:list>
      <text:p text:style-name="P1">Cuối cùng, hàm trả về các giá trị trung bình, phương sai, giá trị lớn nhất và giá trị nhỏ nhất của biến <text:span text:style-name="Source_20_Text"><text:span text:style-name="T1">var</text:span></text:span>. Các giá trị này có thể được sử dụng để theo dõi và đánh giá hiệu suất của biến này trong quá trình đào tạo mô hình.</text:p>
      <text:p text:style-name="P6"><text:span text:style-name="T2">nodes_size_list</text:span> <text:span text:style-name="T5">=</text:span> <text:span text:style-name="T7">list</text:span>(<text:span text:style-name="T2">nodes_size_list_train</text:span>) <text:span text:style-name="T5">+</text:span> <text:span text:style-name="T7">list</text:span>(<text:span text:style-name="T2">nodes_size_list_test</text:span>)</text:p>
      <text:p text:style-name="P4"><text:span text:style-name="T2">threshold_k</text:span> <text:span text:style-name="T5">=</text:span> <text:span text:style-name="T7">int</text:span>(<text:span text:style-name="T7">np</text:span>.percentile(<text:span text:style-name="T2">nodes_size_list</text:span>, <text:span text:style-name="T2">top_k</text:span>))</text:p>
      <text:p text:style-name="P4"><text:span text:style-name="T13">print</text:span>(<text:span text:style-name="T15">"</text:span><text:span text:style-name="T11">%s%%</text:span><text:span text:style-name="T15"> graphs have nodes less then </text:span><text:span text:style-name="T11">%s</text:span><text:span text:style-name="T15">."</text:span> <text:span text:style-name="T5">%</text:span> (<text:span text:style-name="T2">top_k</text:span>, <text:span text:style-name="T2">threshold_k</text:span>))</text:p>
      <text:p text:style-name="P7"/>
      <text:p text:style-name="P8">Đoạn mã này được sử dụng để tính toán ngưỡng (threshold) dựa trên phần trăm (percentile) của kích thước nodes trong một tập hợp các đồ thị (graphs). Dưới đây là cách hoạt động của từng dòng mã:</text:p>
      <text:list xml:id="list3288301680" text:style-name="L7">
        <text:list-item>
          <text:p text:style-name="P20"><text:span text:style-name="Source_20_Text"><text:span text:style-name="T1">nodes_size_list = list(nodes_size_list_train) + list(nodes_size_list_test)</text:span></text:span>: Đầu tiên, danh sách kích thước nodes từ cả tập huấn luyện (<text:span text:style-name="Source_20_Text"><text:span text:style-name="T1">nodes_size_list_train</text:span></text:span>) và tập kiểm tra (<text:span text:style-name="Source_20_Text"><text:span text:style-name="T1">nodes_size_list_test</text:span></text:span>) được gộp lại thành một danh sách duy nhất <text:span text:style-name="Source_20_Text"><text:span text:style-name="T1">nodes_size_list</text:span></text:span>.</text:p>
        </text:list-item>
        <text:list-item>
          <text:p text:style-name="P20"><text:span text:style-name="Source_20_Text"><text:span text:style-name="T1">threshold_k = int(np.percentile(nodes_size_list, top_k))</text:span></text:span>: Tiếp theo, hàm <text:span text:style-name="Source_20_Text"><text:span text:style-name="T1">np.percentile</text:span></text:span> từ thư viện NumPy được sử dụng để tính phân vị (percentile) của <text:span text:style-name="Source_20_Text"><text:span text:style-name="T1">nodes_size_list</text:span></text:span> dựa trên giá trị <text:span text:style-name="Source_20_Text"><text:span text:style-name="T1">top_k</text:span></text:span>. Cụ thể, <text:span text:style-name="Source_20_Text"><text:span text:style-name="T1">top_k</text:span></text:span> là một phần trăm được chỉ định trước (ví dụ: 90% hoặc 95%). Phân vị này sẽ cho biết giá trị mà phần trăm nodes trong tập hợp <text:span text:style-name="Source_20_Text"><text:span text:style-name="T1">nodes_size_list</text:span></text:span> nhỏ hơn hoặc bằng nó. Sau đó, giá trị này được chuyển thành kiểu số nguyên (int) và lưu vào biến <text:span text:style-name="Source_20_Text"><text:span text:style-name="T1">threshold_k</text:span></text:span>.</text:p>
        </text:list-item>
        <text:list-item>
          <text:p text:style-name="P20"><text:span text:style-name="Source_20_Text"><text:span text:style-name="T1">print("%s%% graphs have nodes less then %s." % (top_k, threshold_k))</text:span></text:span>: Cuối cùng, thông báo được in ra màn hình để báo cáo phần trăm đồ thị có số nodes ít hơn hoặc bằng ngưỡng <text:span text:style-name="Source_20_Text"><text:span text:style-name="T1">threshold_k</text:span></text:span>.</text:p>
        </text:list-item>
      </text:list>
      <text:p text:style-name="P1">Tổng cộng, đoạn mã này được sử dụng để tính toán ngưỡng dựa trên phần trăm của kích thước nodes trong tập hợp đồ thị và báo cáo số lượng đồ thị có số nodes ít hơn hoặc bằng ngưỡng này. Điều này có thể hữu ích để hiểu rõ phân phối của kích thước nodes trong tập dữ liệu và lựa chọn ngưỡng cho các biện pháp xử lý tiếp theo.</text:p>
      <text:p text:style-name="P7"/>
      <text:p text:style-name="P6"><text:span text:style-name="T2">graph_conv_output_top_k</text:span> <text:span text:style-name="T5">=</text:span> <text:span text:style-name="T7">tf</text:span>.cond(<text:span text:style-name="T7">tf</text:span>.less(<text:span text:style-name="T2">node_size_pl</text:span>, <text:span text:style-name="T2">threshold_k</text:span>),</text:p>
      <text:p text:style-name="P4"><text:span text:style-name="T11">lambda</text:span>: <text:span text:style-name="T7">tf</text:span>.concat(<text:span text:style-name="T2">axis</text:span><text:span text:style-name="T5">=</text:span><text:span text:style-name="T10">0</text:span>,</text:p>
      <text:p text:style-name="P4"><text:soft-page-break/><text:span text:style-name="T2">values</text:span><text:span text:style-name="T5">=</text:span>[<text:span text:style-name="T2">graph_conv_output_stored</text:span>,</text:p>
      <text:p text:style-name="P4"><text:span text:style-name="T7">tf</text:span>.zeros(<text:span text:style-name="T2">dtype</text:span><text:span text:style-name="T5">=</text:span><text:span text:style-name="T7">tf</text:span>.float32,</text:p>
      <text:p text:style-name="P4"><text:span text:style-name="T2">shape</text:span><text:span text:style-name="T5">=</text:span>[<text:span text:style-name="T2">threshold_k</text:span><text:span text:style-name="T5">-</text:span><text:span text:style-name="T2">node_size_pl</text:span>,</text:p>
      <text:p text:style-name="P4"><text:span text:style-name="T9">GRAPH_CONV_LAYER_CHANNEL</text:span><text:span text:style-name="T5">*</text:span><text:span text:style-name="T10">3</text:span>])]),</text:p>
      <text:p text:style-name="P4"><text:span text:style-name="T11">lambda</text:span>: <text:span text:style-name="T7">tf</text:span>.slice(<text:span text:style-name="T2">graph_conv_output_stored</text:span>, <text:span text:style-name="T2">begin</text:span><text:span text:style-name="T5">=</text:span>[<text:span text:style-name="T10">0</text:span>, <text:span text:style-name="T10">0</text:span>], <text:span text:style-name="T2">size</text:span><text:span text:style-name="T5">=</text:span>[<text:span text:style-name="T2">threshold_k</text:span>, <text:span text:style-name="T5">-</text:span><text:span text:style-name="T10">1</text:span>]))</text:p>
      <text:p text:style-name="P7"/>
      <text:p text:style-name="P8"><text:line-break/>Đoạn mã trên sử dụng TensorFlow để tạo một tensor mới <text:span text:style-name="Source_20_Text"><text:span text:style-name="T1">graph_conv_output_top_k</text:span></text:span> dựa trên một số điều kiện:</text:p>
      <text:list xml:id="list3709099619" text:style-name="L8">
        <text:list-item>
          <text:p text:style-name="P21">Nếu <text:span text:style-name="Source_20_Text"><text:span text:style-name="T1">node_size_pl</text:span></text:span> nhỏ hơn <text:span text:style-name="Source_20_Text"><text:span text:style-name="T1">threshold_k</text:span></text:span>:</text:p>
          <text:list>
            <text:list-item>
              <text:p text:style-name="P22">Sử dụng hàm <text:span text:style-name="Source_20_Text"><text:span text:style-name="T1">tf.concat</text:span></text:span> để nối hai tensor: <text:span text:style-name="Source_20_Text"><text:span text:style-name="T1">graph_conv_output_stored</text:span></text:span> (chứa các phần tử quan trọng đã được chọn từ <text:span text:style-name="Source_20_Text"><text:span text:style-name="T1">graph_conv_output</text:span></text:span>) và một tensor mới chứa các giá trị 0. Tensor mới này có kích thước là <text:span text:style-name="Source_20_Text"><text:span text:style-name="T1">[threshold_k - node_size_pl, GRAPH_CONV_LAYER_CHANNEL*3]</text:span></text:span>. Hàm <text:span text:style-name="Source_20_Text"><text:span text:style-name="T1">tf.zeros</text:span></text:span> được sử dụng để tạo ra tensor này với các giá trị 0.</text:p>
            </text:list-item>
          </text:list>
        </text:list-item>
        <text:list-item>
          <text:p text:style-name="P21">Nếu <text:span text:style-name="Source_20_Text"><text:span text:style-name="T1">node_size_pl</text:span></text:span> không nhỏ hơn <text:span text:style-name="Source_20_Text"><text:span text:style-name="T1">threshold_k</text:span></text:span>:</text:p>
          <text:list>
            <text:list-item>
              <text:p text:style-name="P21">Sử dụng hàm <text:span text:style-name="Source_20_Text"><text:span text:style-name="T1">tf.slice</text:span></text:span> để cắt ra một phần của <text:span text:style-name="Source_20_Text"><text:span text:style-name="T1">graph_conv_output_stored</text:span></text:span>. Phần được cắt bắt đầu từ vị trí <text:span text:style-name="Source_20_Text"><text:span text:style-name="T1">[0, 0]</text:span></text:span> và có kích thước là <text:span text:style-name="Source_20_Text"><text:span text:style-name="T1">[threshold_k, -1]</text:span></text:span>. Điều này có nghĩa là lấy <text:span text:style-name="Source_20_Text"><text:span text:style-name="T1">threshold_k</text:span></text:span> hàng đầu tiên và tất cả các cột của <text:span text:style-name="Source_20_Text"><text:span text:style-name="T1">graph_conv_output_stored</text:span></text:span>.</text:p>
            </text:list-item>
          </text:list>
        </text:list-item>
      </text:list>
      <text:p text:style-name="P1">Tổng cộng, đoạn mã này tạo ra tensor <text:span text:style-name="Source_20_Text"><text:span text:style-name="T1">graph_conv_output_top_k</text:span></text:span> bằng cách xử lý dữ liệu trong <text:span text:style-name="Source_20_Text"><text:span text:style-name="T1">graph_conv_output_stored</text:span></text:span> dựa trên một số điều kiện về kích thước node (<text:span text:style-name="Source_20_Text"><text:span text:style-name="T1">node_size_pl</text:span></text:span>) so với một ngưỡng đã cho (<text:span text:style-name="Source_20_Text"><text:span text:style-name="T1">threshold_k</text:span></text:span>). Đoạn mã này có thể được sử dụng để điều chỉnh hoặc lựa chọn các đặc trưng quan trọng từ mô hình trong quá trình huấn luyện hoặc phân tích.</text:p>
      <text:p text:style-name="P6"><text:span text:style-name="T2">graph_conv_output_flatten</text:span> <text:span text:style-name="T5">=</text:span> <text:span text:style-name="T7">tf</text:span>.reshape(<text:span text:style-name="T2">graph_conv_output_top_k</text:span>, <text:span text:style-name="T2">shape</text:span><text:span text:style-name="T5">=</text:span>[<text:span text:style-name="T10">1</text:span>, <text:span text:style-name="T9">GRAPH_CONV_LAYER_CHANNEL</text:span><text:span text:style-name="T5">*</text:span><text:span text:style-name="T10">3</text:span><text:span text:style-name="T5">*</text:span><text:span text:style-name="T2">threshold_k</text:span>, <text:span text:style-name="T10">1</text:span>])</text:p>
      <text:p text:style-name="P7"/>
      <text:p text:style-name="P8"><text:line-break/>Đoạn mã trên sử dụng TensorFlow để biến đổi tensor <text:span text:style-name="Source_20_Text"><text:span text:style-name="T1">graph_conv_output_top_k</text:span></text:span> thành một tensor mới <text:span text:style-name="Source_20_Text"><text:span text:style-name="T1">graph_conv_output_flatten</text:span></text:span> có hình dạng (shape) mới.</text:p>
      <text:list xml:id="list2526740541" text:style-name="L9">
        <text:list-item>
          <text:p text:style-name="P23"><text:span text:style-name="Source_20_Text"><text:span text:style-name="T1">tf.reshape</text:span></text:span> được sử dụng để thay đổi hình dạng của tensor. Trong trường hợp này, bạn muốn biến đổi tensor <text:span text:style-name="Source_20_Text"><text:span text:style-name="T1">graph_conv_output_top_k</text:span></text:span> thành một tensor có hình dạng mới là <text:span text:style-name="Source_20_Text"><text:span text:style-name="T1">[1, GRAPH_CONV_LAYER_CHANNEL*3*threshold_k, 1]</text:span></text:span>.</text:p>
        </text:list-item>
        <text:list-item>
          <text:p text:style-name="P23"><text:span text:style-name="Source_20_Text"><text:span text:style-name="T1">shape=[1, GRAPH_CONV_LAYER_CHANNEL*3*threshold_k, 1]</text:span></text:span> xác định hình dạng mới của tensor. Trong đó:</text:p>
          <text:list>
            <text:list-item>
              <text:p text:style-name="P24"><text:span text:style-name="Source_20_Text"><text:span text:style-name="T1">1</text:span></text:span> ở vị trí đầu tiên chỉ ra rằng tensor sẽ có kích thước batch là 1, tức là chỉ có một mẫu duy nhất trong batch.</text:p>
            </text:list-item>
            <text:list-item>
              <text:p text:style-name="P24"><text:soft-page-break/><text:span text:style-name="Source_20_Text"><text:span text:style-name="T1">GRAPH_CONV_LAYER_CHANNEL*3*threshold_k</text:span></text:span> xác định số lượng phần tử trong mỗi mẫu. Điều này có thể hiểu là bạn muốn "làm phẳng" tensor <text:span text:style-name="Source_20_Text"><text:span text:style-name="T1">graph_conv_output_top_k</text:span></text:span> thành một vector.</text:p>
            </text:list-item>
            <text:list-item>
              <text:p text:style-name="P23"><text:span text:style-name="Source_20_Text"><text:span text:style-name="T1">1</text:span></text:span> ở vị trí cuối cùng chỉ ra rằng tensor sẽ có độ sâu là 1, tức là nó sẽ không có các kênh hay chiều dữ liệu phức tạp.</text:p>
            </text:list-item>
          </text:list>
        </text:list-item>
      </text:list>
      <text:p text:style-name="P1">Kết quả là bạn sẽ có một tensor mới <text:span text:style-name="Source_20_Text"><text:span text:style-name="T1">graph_conv_output_flatten</text:span></text:span> có hình dạng <text:span text:style-name="Source_20_Text"><text:span text:style-name="T1">[1, GRAPH_CONV_LAYER_CHANNEL*3*threshold_k, 1]</text:span></text:span>, với mỗi phần tử đại diện cho một giá trị trong tensor <text:span text:style-name="Source_20_Text"><text:span text:style-name="T1">graph_conv_output_top_k</text:span></text:span>, nhưng được tổ chức lại thành một vector duy nhất. Điều này có thể hữu ích trong việc đưa dữ liệu vào một phần của mô hình khác như một lớp kết nối đầy đủ (fully connected layer) trong mạng nơ-ron.</text:p>
      <text:p text:style-name="P7"/>
      <text:p text:style-name="P6"><text:span text:style-name="T2">conv1d_kernel_1</text:span> <text:span text:style-name="T5">=</text:span> <text:span text:style-name="T7">tf</text:span>.Variable(<text:span text:style-name="T7">tf</text:span>.truncated_normal(<text:span text:style-name="T2">shape</text:span><text:span text:style-name="T5">=</text:span>[<text:span text:style-name="T9">CONV1D_1_FILTER_WIDTH</text:span>, <text:span text:style-name="T10">1</text:span>, <text:span text:style-name="T9">CONV1D_1_OUTPUT</text:span>], <text:span text:style-name="T2">stddev</text:span><text:span text:style-name="T5">=</text:span><text:span text:style-name="T10">0.1</text:span>, <text:span text:style-name="T2">dtype</text:span><text:span text:style-name="T5">=</text:span><text:span text:style-name="T7">tf</text:span>.float32))</text:p>
      <text:p text:style-name="P4"><text:span text:style-name="T2">conv_1d_a</text:span> <text:span text:style-name="T5">=</text:span> <text:span text:style-name="T7">tf</text:span>.nn.conv1d(<text:span text:style-name="T2">graph_conv_output_flatten</text:span>, <text:span text:style-name="T2">conv1d_kernel_1</text:span>, <text:span text:style-name="T2">stride</text:span><text:span text:style-name="T5">=</text:span><text:span text:style-name="T9">CONV1D_1_FILTER_WIDTH</text:span>, <text:span text:style-name="T2">padding</text:span><text:span text:style-name="T5">=</text:span><text:span text:style-name="T15">"VALID"</text:span>)</text:p>
      <text:p text:style-name="P4"><text:span text:style-name="T14">assert</text:span> <text:span text:style-name="T2">conv_1d_a</text:span>.shape <text:span text:style-name="T5">==</text:span> [<text:span text:style-name="T10">1</text:span>, <text:span text:style-name="T2">threshold_k</text:span>, <text:span text:style-name="T9">CONV1D_1_OUTPUT</text:span>]</text:p>
      <text:p text:style-name="P7"/>
      <text:p text:style-name="P8">Đoạn mã trên thực hiện một phép tích chập một chiều (<text:span text:style-name="Source_20_Text"><text:span text:style-name="T1">conv1d</text:span></text:span>) trên dữ liệu đầu vào (<text:span text:style-name="Source_20_Text"><text:span text:style-name="T1">graph_conv_output_flatten</text:span></text:span>) bằng cách sử dụng một bộ lọc (<text:span text:style-name="Source_20_Text"><text:span text:style-name="T1">conv1d_kernel_1</text:span></text:span>). Dưới đây là cách hoạt động của từng phần trong đoạn mã:</text:p>
      <text:list xml:id="list2009431240" text:style-name="L10">
        <text:list-item>
          <text:p text:style-name="P25"><text:span text:style-name="Source_20_Text"><text:span text:style-name="T1">conv1d_kernel_1 = tf.Variable(tf.truncated_normal(shape=[CONV1D_1_FILTER_WIDTH, 1, CONV1D_1_OUTPUT], stddev=0.1, dtype=tf.float32))</text:span></text:span>:</text:p>
          <text:list>
            <text:list-item>
              <text:p text:style-name="P26">Đoạn này tạo ra một biến TensorFlow (<text:span text:style-name="Source_20_Text"><text:span text:style-name="T1">conv1d_kernel_1</text:span></text:span>) để lưu trữ bộ lọc cho phép tích chập một chiều.</text:p>
            </text:list-item>
            <text:list-item>
              <text:p text:style-name="P26">Bộ lọc này được khởi tạo với giá trị ngẫu nhiên từ một phân phối chuẩn (<text:span text:style-name="Source_20_Text"><text:span text:style-name="T1">tf.truncated_normal</text:span></text:span>).</text:p>
            </text:list-item>
            <text:list-item>
              <text:p text:style-name="P26"><text:span text:style-name="Source_20_Text"><text:span text:style-name="T1">shape</text:span></text:span> của bộ lọc được chỉ định bởi <text:span text:style-name="Source_20_Text"><text:span text:style-name="T1">[CONV1D_1_FILTER_WIDTH, 1, CONV1D_1_OUTPUT]</text:span></text:span>. Trong đó:</text:p>
              <text:list>
                <text:list-item>
                  <text:p text:style-name="P26"><text:span text:style-name="Source_20_Text"><text:span text:style-name="T1">CONV1D_1_FILTER_WIDTH</text:span></text:span> là chiều rộng của bộ lọc (độ dài của cửa sổ tích chập).</text:p>
                </text:list-item>
                <text:list-item>
                  <text:p text:style-name="P26"><text:span text:style-name="Source_20_Text"><text:span text:style-name="T1">1</text:span></text:span> là độ sâu của bộ lọc, cho biết dữ liệu đầu vào và đầu ra đều chỉ có một chiều.</text:p>
                </text:list-item>
                <text:list-item>
                  <text:p text:style-name="P26"><text:span text:style-name="Source_20_Text"><text:span text:style-name="T1">CONV1D_1_OUTPUT</text:span></text:span> là số lượng bộ lọc được áp dụng, do đó số lượng đầu ra của phép tích chập sẽ là <text:span text:style-name="Source_20_Text"><text:span text:style-name="T1">CONV1D_1_OUTPUT</text:span></text:span>.</text:p>
                </text:list-item>
              </text:list>
            </text:list-item>
          </text:list>
        </text:list-item>
        <text:list-item>
          <text:p text:style-name="P25"><text:span text:style-name="Source_20_Text"><text:span text:style-name="T1">conv_1d_a = tf.nn.conv1d(graph_conv_output_flatten, conv1d_kernel_1, stride=CONV1D_1_FILTER_WIDTH, padding="VALID")</text:span></text:span>:</text:p>
          <text:list>
            <text:list-item>
              <text:p text:style-name="P26">Đoạn này sử dụng hàm <text:span text:style-name="Source_20_Text"><text:span text:style-name="T1">tf.nn.conv1d</text:span></text:span> để thực hiện phép tích chập một chiều.</text:p>
            </text:list-item>
            <text:list-item>
              <text:p text:style-name="P26"><text:soft-page-break/>Dữ liệu đầu vào (<text:span text:style-name="Source_20_Text"><text:span text:style-name="T1">graph_conv_output_flatten</text:span></text:span>) và bộ lọc (<text:span text:style-name="Source_20_Text"><text:span text:style-name="T1">conv1d_kernel_1</text:span></text:span>) được cung cấp cho hàm <text:span text:style-name="Source_20_Text"><text:span text:style-name="T1">tf.nn.conv1d</text:span></text:span>.</text:p>
            </text:list-item>
            <text:list-item>
              <text:p text:style-name="P26">Tham số <text:span text:style-name="Source_20_Text"><text:span text:style-name="T1">stride=CONV1D_1_FILTER_WIDTH</text:span></text:span> chỉ ra bước dịch (stride) của phép tích chập. Trong trường hợp này, stride được thiết lập bằng chiều rộng của bộ lọc.</text:p>
            </text:list-item>
            <text:list-item>
              <text:p text:style-name="P26">Tham số <text:span text:style-name="Source_20_Text"><text:span text:style-name="T1">padding="VALID"</text:span></text:span> chỉ ra phương pháp đệm (padding) được sử dụng. Trong trường hợp này, không có đệm nào được thêm vào dữ liệu đầu vào trước khi thực hiện tích chập.</text:p>
            </text:list-item>
            <text:list-item>
              <text:p text:style-name="P25">Kết quả của phép tích chập là tensor <text:span text:style-name="Source_20_Text"><text:span text:style-name="T1">conv_1d_a</text:span></text:span>, trong đó mỗi phần tử đại diện cho kết quả của việc áp dụng các bộ lọc lên các cửa sổ liên tiếp của dữ liệu đầu vào.</text:p>
            </text:list-item>
          </text:list>
        </text:list-item>
      </text:list>
      <text:p text:style-name="P6"><text:span text:style-name="T2">weight_2</text:span> <text:span text:style-name="T5">=</text:span> <text:span text:style-name="T7">tf</text:span>.Variable(<text:span text:style-name="T7">tf</text:span>.truncated_normal(<text:span text:style-name="T2">shape</text:span><text:span text:style-name="T5">=</text:span>[<text:span text:style-name="T9">DENSE_NODES</text:span>, <text:span text:style-name="T10">2</text:span>]))</text:p>
      <text:p text:style-name="P4"><text:span text:style-name="T2">bias_2</text:span> <text:span text:style-name="T5">=</text:span> <text:span text:style-name="T7">tf</text:span>.Variable(<text:span text:style-name="T7">tf</text:span>.zeros(<text:span text:style-name="T2">shape</text:span><text:span text:style-name="T5">=</text:span>[<text:span text:style-name="T10">2</text:span>]))</text:p>
      <text:p text:style-name="P4"><text:span text:style-name="T2">pre_y</text:span> <text:span text:style-name="T5">=</text:span> <text:span text:style-name="T7">tf</text:span>.matmul(<text:span text:style-name="T2">dense_z</text:span>, <text:span text:style-name="T2">weight_2</text:span>) <text:span text:style-name="T5">+</text:span> <text:span text:style-name="T2">bias_2</text:span></text:p>
      <text:p text:style-name="P12"># Sau do ap dung ham tinh sac xuat softmax tren dau ra cua lop thu 2</text:p>
      <text:p text:style-name="P4"><text:span text:style-name="T2">pos_score</text:span> <text:span text:style-name="T5">=</text:span> <text:span text:style-name="T7">tf</text:span>.nn.softmax(<text:span text:style-name="T2">pre_y</text:span>)</text:p>
      <text:p text:style-name="P7"/>
      <text:p text:style-name="P8">Đoạn mã này thực hiện phần cuối của mạng nơ-ron, tạo ra đầu ra của mạng và áp dụng hàm softmax để tính toán xác suất của các lớp.</text:p>
      <text:list xml:id="list3721754791" text:style-name="L11">
        <text:list-item>
          <text:p text:style-name="P28"><text:span text:style-name="Source_20_Text"><text:span text:style-name="T1">tf.Variable(tf.truncated_normal(shape=[DENSE_NODES, 2]))</text:span></text:span>: Đây là khởi tạo trọng số của lớp cuối cùng. Trọng số này được khởi tạo ngẫu nhiên từ một phân phối chuẩn (normal distribution) có trung bình là 0 và độ lệch chuẩn là 0.1. Kích thước của ma trận trọng số là <text:span text:style-name="Source_20_Text"><text:span text:style-name="T1">[số đơn vị trong lớp kết nối đầy đủ, số lớp đầu ra]</text:span></text:span>. Trong trường hợp này, <text:span text:style-name="Source_20_Text"><text:span text:style-name="T1">DENSE_NODES</text:span></text:span> là số đơn vị trong lớp kết nối đầy đủ, và <text:span text:style-name="Source_20_Text"><text:span text:style-name="T1">2</text:span></text:span> là số lớp đầu ra (trong trường hợp này, có hai lớp đầu ra).</text:p>
        </text:list-item>
        <text:list-item>
          <text:p text:style-name="P28"><text:span text:style-name="Source_20_Text"><text:span text:style-name="T1">tf.Variable(tf.zeros(shape=[2]))</text:span></text:span>: Đây là khởi tạo bias của lớp cuối cùng. Bias được khởi tạo thành một vector các giá trị 0 có kích thước là <text:span text:style-name="Source_20_Text"><text:span text:style-name="T1">[số lớp đầu ra]</text:span></text:span>. Trong trường hợp này, kích thước của bias là <text:span text:style-name="Source_20_Text"><text:span text:style-name="T1">[2]</text:span></text:span>.</text:p>
        </text:list-item>
        <text:list-item>
          <text:p text:style-name="P28"><text:span text:style-name="Source_20_Text"><text:span text:style-name="T1">pre_y = tf.matmul(dense_z, weight_2) + bias_2</text:span></text:span>: Đây là phép tính để tạo ra đầu ra của mạng nơ-ron trước khi áp dụng hàm softmax. Đầu vào <text:span text:style-name="Source_20_Text"><text:span text:style-name="T1">dense_z</text:span></text:span> là đầu ra từ lớp kết nối đầy đủ trước đó. Phép nhân ma trận này với trọng số <text:span text:style-name="Source_20_Text"><text:span text:style-name="T1">weight_2</text:span></text:span> sẽ tạo ra một ma trận mới với số hàng tương đương với số mẫu dữ liệu và số cột tương đương với số lớp đầu ra. Sau đó, bias <text:span text:style-name="Source_20_Text"><text:span text:style-name="T1">bias_2</text:span></text:span> được thêm vào mỗi hàng của ma trận này.</text:p>
        </text:list-item>
        <text:list-item>
          <text:p text:style-name="P28"><text:span text:style-name="Source_20_Text"><text:span text:style-name="T1">pos_score = tf.nn.softmax(pre_y)</text:span></text:span>: Đây là bước cuối cùng, áp dụng hàm softmax lên đầu ra trước đó. Hàm softmax chuyển đổi các giá trị trong vector thành một phân phối xác suất, sao cho tổng các giá trị trong phân phối bằng 1. Trong trường hợp này, <text:span text:style-name="Source_20_Text"><text:span text:style-name="T1">pos_score</text:span></text:span> sẽ là một tensor chứa các xác suất của các lớp đầu ra, được tính dựa trên đầu ra trước đó của mạng nơ-ron.</text:p>
        </text:list-item>
      </text:list>
      <text:p text:style-name="P6"><text:span text:style-name="T14">if</text:span> <text:span text:style-name="T2">is_train</text:span> <text:span text:style-name="T5">==</text:span> <text:span text:style-name="T10">1</text:span>:</text:p>
      <text:p text:style-name="P4"><text:span text:style-name="T2">dense_z</text:span> <text:span text:style-name="T5">=</text:span> <text:span text:style-name="T7">tf</text:span>.layers.dropout(<text:span text:style-name="T2">dense_z</text:span>, <text:span text:style-name="T9">DROP_OUTPUT_RATE</text:span>)</text:p>
      <text:p text:style-name="P4"/>
      <text:p text:style-name="P7"/>
      <text:p text:style-name="P8"><text:soft-page-break/><text:line-break/>Đoạn mã này sử dụng một kỹ thuật gọi là Dropout để ngẫu nhiên loại bỏ một phần của đầu ra từ lớp kết nối đầy đủ (fully connected layer) trong quá trình huấn luyện mạng nơ-ron.</text:p>
      <text:list xml:id="list2266637282" text:style-name="L12">
        <text:list-item>
          <text:p text:style-name="P30">Trong TensorFlow, <text:span text:style-name="Source_20_Text"><text:span text:style-name="T1">tf.layers.dropout()</text:span></text:span> được sử dụng để thực hiện kỹ thuật Dropout.</text:p>
        </text:list-item>
        <text:list-item>
          <text:p text:style-name="P30"><text:span text:style-name="Source_20_Text"><text:span text:style-name="T1">dense_z</text:span></text:span> là đầu ra từ lớp kết nối đầy đủ trước đó.</text:p>
        </text:list-item>
        <text:list-item>
          <text:p text:style-name="P30"><text:span text:style-name="Source_20_Text"><text:span text:style-name="T1">DROP_OUTPUT_RATE</text:span></text:span> là tỷ lệ xác suất để một đơn vị (neuron) được loại bỏ. Tức là, mỗi đơn vị sẽ bị loại bỏ với xác suất là <text:span text:style-name="Source_20_Text"><text:span text:style-name="T1">DROP_OUTPUT_RATE</text:span></text:span>, và sẽ được giữ lại với xác suất là <text:span text:style-name="Source_20_Text"><text:span text:style-name="T1">1 - DROP_OUTPUT_RATE</text:span></text:span>.</text:p>
        </text:list-item>
        <text:list-item>
          <text:p text:style-name="P30">Điều này giúp ngăn chặn việc mạng nơ-ron quá mức học thuộc lòng dữ liệu huấn luyện và giảm nguy cơ overfitting (quá mức thích nghi với dữ liệu huấn luyện).</text:p>
        </text:list-item>
        <text:list-item>
          <text:p text:style-name="P31">Khi <text:span text:style-name="Source_20_Text"><text:span text:style-name="T1">is_train == 1</text:span></text:span>, tức là mô hình đang ở chế độ huấn luyện, Dropout sẽ được áp dụng. Ngược lại, khi <text:span text:style-name="Source_20_Text"><text:span text:style-name="T1">is_train != 1</text:span></text:span> (thường là khi đang kiểm tra hoặc sử dụng mô hình), Dropout sẽ không được áp dụng và đầu ra của lớp kết nối đầy đủ sẽ được giữ nguyên.</text:p>
        </text:list-item>
      </text:list>
      <text:p text:style-name="P6"><text:span text:style-name="T2">loss</text:span> <text:span text:style-name="T5">=</text:span> <text:span text:style-name="T7">tf</text:span>.reduce_mean(<text:span text:style-name="T7">tf</text:span>.nn.sparse_softmax_cross_entropy_with_logits(<text:span text:style-name="T2">labels</text:span><text:span text:style-name="T5">=</text:span><text:span text:style-name="T2">Y_pl</text:span>, <text:span text:style-name="T2">logits</text:span><text:span text:style-name="T5">=</text:span><text:span text:style-name="T2">pre_y</text:span>))</text:p>
      <text:p text:style-name="P7"/>
      <text:p text:style-name="P8">Đoạn mã này được sử dụng để tính toán hàm mất mát (loss) cho mô hình phân loại sử dụng softmax.</text:p>
      <text:list xml:id="list1992140384" text:style-name="L13">
        <text:list-item>
          <text:p text:style-name="P32"><text:span text:style-name="Source_20_Text"><text:span text:style-name="T1">tf.nn.sparse_softmax_cross_entropy_with_logits(labels=Y_pl, logits=pre_y)</text:span></text:span>: Đây là hàm được sử dụng để tính toán giá trị mất mát. Trong đó:</text:p>
          <text:list>
            <text:list-item>
              <text:p text:style-name="P32"><text:span text:style-name="Source_20_Text"><text:span text:style-name="T1">Y_pl</text:span></text:span> là nhãn (labels) thực tế của các mẫu dữ liệu. Trong trường hợp này, giả định rằng nhãn đã được chuyển thành dạng index của lớp (ví dụ: 0 cho lớp 1, 1 cho lớp 2, vv).</text:p>
            </text:list-item>
            <text:list-item>
              <text:p text:style-name="P32"><text:span text:style-name="Source_20_Text"><text:span text:style-name="T1">pre_y</text:span></text:span> là đầu ra của mô hình trước khi áp dụng softmax, nó chứa các giá trị đầu ra cho từng lớp.</text:p>
            </text:list-item>
          </text:list>
        </text:list-item>
        <text:list-item>
          <text:p text:style-name="P33"><text:span text:style-name="Source_20_Text"><text:span text:style-name="T1">tf.reduce_mean(...)</text:span></text:span>: Đây là hàm được sử dụng để tính toán giá trị trung bình của các giá trị mất mát trên tất cả các mẫu dữ liệu. Trong trường hợp này, hàm mất mát được tính cho mỗi mẫu dữ liệu và sau đó giá trị trung bình của chúng được lấy.</text:p>
        </text:list-item>
      </text:list>
      <text:p text:style-name="P1">Mục tiêu của quá trình huấn luyện là tối thiểu hóa hàm mất mát này. Điều này đồng nghĩa với việc mô hình sẽ học cách dự đoán các nhãn (labels) chính xác cho các mẫu dữ liệu dựa trên đầu vào và các trọng số được điều chỉnh trong quá trình huấn luyệ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21:41:07.985369618</meta:creation-date>
    <meta:editing-duration>PT2H20M43S</meta:editing-duration>
    <meta:editing-cycles>17</meta:editing-cycles>
    <meta:generator>LibreOffice/7.3.7.2$Linux_X86_64 LibreOffice_project/30$Build-2</meta:generator>
    <dc:date>2024-03-18T21:38:22.034430581</dc:date>
    <meta:document-statistic meta:table-count="0" meta:image-count="0" meta:object-count="0" meta:page-count="9" meta:paragraph-count="124" meta:word-count="4156" meta:character-count="21947" meta:non-whitespace-character-count="17968"/>
  </office:meta>
</office:document-meta>
</file>